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Sheet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Sheet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Sheet1_1_1_1" table:style-name="ta1">
        <table:shapes>
          <draw:frame draw:z-index="0" draw:style-name="gr1" draw:text-style-name="P1" svg:width="15.999cm" svg:height="8.999cm" svg:x="11.307cm" svg:y="0.047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Theme</text:p>
          </table:table-cell>
          <table:table-cell table:style-name="ce5" office:value-type="string" calcext:value-type="string">
            <text:p>Somme - Montant</text:p>
          </table:table-cell>
        </table:table-row>
        <table:table-row table:style-name="ro1">
          <table:table-cell table:style-name="ce2" office:value-type="string" calcext:value-type="string">
            <text:p>Arts et loisirs</text:p>
          </table:table-cell>
          <table:table-cell table:style-name="ce6" office:value-type="float" office:value="7212.65" calcext:value-type="float">
            <text:p>7212,65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4132.44" calcext:value-type="float">
            <text:p>4132,44</text:p>
          </table:table-cell>
        </table:table-row>
        <table:table-row table:style-name="ro1">
          <table:table-cell office:value-type="string" calcext:value-type="string">
            <text:p>Informatique, généralités</text:p>
          </table:table-cell>
          <table:table-cell office:value-type="float" office:value="350.48" calcext:value-type="float">
            <text:p>350,48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328.98" calcext:value-type="float">
            <text:p>328,98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0534.46" calcext:value-type="float">
            <text:p>10534,46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3385.83" calcext:value-type="float">
            <text:p>3385,83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891.63" calcext:value-type="float">
            <text:p>1891,63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756.35" calcext:value-type="float">
            <text:p>756,35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3733.14" calcext:value-type="float">
            <text:p>3733,14</text:p>
          </table:table-cell>
        </table:table-row>
        <table:table-row table:style-name="ro1">
          <table:table-cell office:value-type="string" calcext:value-type="string">
            <text:p>Technologie et sciences appliquées</text:p>
          </table:table-cell>
          <table:table-cell table:style-name="ce8" office:value-type="float" office:value="2675.97" calcext:value-type="float">
            <text:p>2675,97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35001.93" calcext:value-type="float">
            <text:p>35001,93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Sheet1_1_1_1'.A1:'Table dynamique_Table dynamique_Table dynamique_Sheet1_1_1_1'.B12" table:buttons="'Table dynamique_Table dynamique_Table dynamique_Sheet1_1_1_1'.A1" table:show-filter-button="false" table:drill-down-on-double-click="false">
          <table:database-source-query table:database-name="Graphique_Librairie" table:query-name="Graphique 2"/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350,4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4:11:31.907635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4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4.74cm" svg:y="0.316cm" chart:style-name="ch2">
          <text:p>Chiffre d'affaire 2025 par thème</text:p>
        </chart:title>
        <chart:legend chart:legend-position="end" svg:x="6.868cm" svg:y="1.721cm" style:legend-expansion="custom" svg:width="8.922cm" svg:height="6.194cm" style:legend-expansion-aspect-ratio="1.44042621892154" chart:style-name="ch3"/>
        <chart:plot-area chart:style-name="ch4" table:cell-range-address="PivotChart" chart:data-source-has-labels="column" svg:x="0.587cm" svg:y="1.189cm" svg:width="7.399cm" svg:height="6.56cm">
          <chart:coordinate-region svg:x="0.88cm" svg:y="1.191cm" svg:width="6.608cm" svg:height="6.55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s et loisirs</text:p>
                <draw:g>
                  <svg:desc>PT@categories</svg:desc>
                </draw:g>
              </table:table-cell>
              <table:table-cell office:value-type="float" office:value="7212.65">
                <text:p>7212.6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istoire et géographie</text:p>
              </table:table-cell>
              <table:table-cell office:value-type="float" office:value="4132.44">
                <text:p>4132.44</text:p>
              </table:table-cell>
            </table:table-row>
            <table:table-row>
              <table:table-cell office:value-type="string">
                <text:p>Informatique, généralités</text:p>
              </table:table-cell>
              <table:table-cell office:value-type="float" office:value="350.48">
                <text:p>350.48</text:p>
              </table:table-cell>
            </table:table-row>
            <table:table-row>
              <table:table-cell office:value-type="string">
                <text:p>Langues</text:p>
              </table:table-cell>
              <table:table-cell office:value-type="float" office:value="328.98">
                <text:p>328.98</text:p>
              </table:table-cell>
            </table:table-row>
            <table:table-row>
              <table:table-cell office:value-type="string">
                <text:p>Littérature</text:p>
              </table:table-cell>
              <table:table-cell office:value-type="float" office:value="10534.46">
                <text:p>10534.46</text:p>
              </table:table-cell>
            </table:table-row>
            <table:table-row>
              <table:table-cell office:value-type="string">
                <text:p>Philosophie et psychologie</text:p>
              </table:table-cell>
              <table:table-cell office:value-type="float" office:value="3385.83">
                <text:p>3385.8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891.63">
                <text:p>1891.63</text:p>
              </table:table-cell>
            </table:table-row>
            <table:table-row>
              <table:table-cell office:value-type="string">
                <text:p>Sciences naturelles et mathématiques</text:p>
              </table:table-cell>
              <table:table-cell office:value-type="float" office:value="756.35">
                <text:p>756.35</text:p>
              </table:table-cell>
            </table:table-row>
            <table:table-row>
              <table:table-cell office:value-type="string">
                <text:p>Sciences sociales</text:p>
              </table:table-cell>
              <table:table-cell office:value-type="float" office:value="3733.14">
                <text:p>3733.14</text:p>
              </table:table-cell>
            </table:table-row>
            <table:table-row>
              <table:table-cell office:value-type="string">
                <text:p>Technologie et sciences appliquées</text:p>
              </table:table-cell>
              <table:table-cell office:value-type="float" office:value="2675.97">
                <text:p>2675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